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style:writing-mode="lr-tb"/>
      <style:text-properties officeooo:rsid="001105fc" officeooo:paragraph-rsid="001105fc"/>
    </style:style>
    <style:style style:name="T1" style:family="text">
      <style:text-properties officeooo:rsid="001105fc"/>
    </style:style>
    <style:style style:name="T2" style:family="text">
      <style:text-properties officeooo:rsid="0012e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Model documentation</text:p>
      <text:p text:style-name="P1"/>
      <text:p text:style-name="P1">As describe in the course, there are two main <text:span text:style-name="T1">components</text:span> for path plannin<text:span text:style-name="T1">g</text:span>:</text:p>
      <text:p text:style-name="P1">- <text:span text:style-name="T1">Behavior</text:span> <text:span text:style-name="T1">selection</text:span></text:p>
      <text:p text:style-name="P1">- Traje<text:span text:style-name="T1">ctory generation</text:span></text:p>
      <text:p text:style-name="P1"/>
      <text:p text:style-name="P2">In general, it is recommended to separate <text:s/>behavior selection from trajectory generation, both in source and in context (behavior selection is invoked less often than trajectory creation). However, for simplicity in this project, I have only separated the modules but their invocation is done from the same context (message sent from simulator).</text:p>
      <text:p text:style-name="P2"/>
      <text:p text:style-name="P2">Once a message is <text:s/>received from simulator, DrivingStateMachine is updated with sensor fusion data (and other data needed) and makes a decision about whether it is needed to change <text:s/>lane and accordingly sets :state, target velocity and target lane. </text:p>
      <text:p text:style-name="P2"/>
      <text:p text:style-name="P2">After this update, our main message handler <text:span text:style-name="T2">runs the sequence to generate smooth <text:s text:c="4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3T08:30:04.430873139</dc:date>
    <meta:editing-duration>PT1M7S</meta:editing-duration>
    <meta:editing-cycles>1</meta:editing-cycles>
    <meta:document-statistic meta:table-count="0" meta:image-count="0" meta:object-count="0" meta:page-count="1" meta:paragraph-count="7" meta:word-count="126" meta:character-count="818" meta:non-whitespace-character-count="690"/>
    <meta:generator>LibreOffice/6.0.6.2$Linux_X86_64 LibreOffice_project/00m0$Build-2</meta:generator>
  </office:meta>
</office:document-meta>
</file>